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55A8A5696DE8E9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56cm, 10.601cm, 4.798cm, 10.07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936cm" svg:x="6.461cm" svg:y="12.938cm">
          <draw:image xlink:href="Pictures/10000201000005560000030055A8A5696DE8E9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5:41:40.199954649</dc:date>
    <meta:editing-duration>PT6M3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